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9283in" svg:y="0.0394in">
            <draw:object draw:notify-on-update-of-ranges="Sheet1.A1:Sheet1.A9 Sheet1.A10:Sheet1.A5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874in" svg:height="3.5453in" svg:x="5.485in" svg:y="0.2929in">
            <draw:object draw:notify-on-update-of-ranges="Sheet1.B1:Sheet1.B4 Sheet1.B5:Sheet1.B5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1.0406in" svg:y="3.1476in">
            <draw:object draw:notify-on-update-of-ranges="Sheet1.C1:Sheet1.C4 Sheet1.C5:Sheet1.C5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in" svg:height="3.5453in" svg:x="4.8457in" svg:y="3.702in">
            <draw:object draw:notify-on-update-of-ranges="Sheet1.D6:Sheet1.D13 Sheet1.D14:Sheet1.D5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5.3591in" svg:height="3.2547in" svg:x="8.3429in" svg:y="3.4795in">
            <draw:object draw:notify-on-update-of-ranges="Sheet1.E9:Sheet1.E16 Sheet1.E17:Sheet1.E5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in" svg:height="3.5453in" svg:x="7.8807in" svg:y="7.0378in">
            <draw:object draw:notify-on-update-of-ranges="Sheet1.F9:Sheet1.F16 Sheet1.F17:Sheet1.F5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stop measuring, start calculating</text:p>
          </table:table-cell>
          <table:table-cell table:number-columns-repeated="2" office:value-type="string">
            <text:p>start</text:p>
          </table:table-cell>
          <table:table-cell office:value-type="string">
            <text:p>stop measuring, start calculating</text:p>
          </table:table-cell>
          <table:table-cell table:number-columns-repeated="2"/>
        </table:table-row>
        <table:table-row table:style-name="ro2">
          <table:table-cell office:value-type="string">
            <text:p>minValue 303</text:p>
          </table:table-cell>
          <table:table-cell table:number-columns-repeated="2" office:value-type="string">
            <text:p>recording state</text:p>
          </table:table-cell>
          <table:table-cell office:value-type="string">
            <text:p>minValue 690</text:p>
          </table:table-cell>
          <table:table-cell table:number-columns-repeated="2"/>
        </table:table-row>
        <table:table-row table:style-name="ro2">
          <table:table-cell office:value-type="string">
            <text:p>maxValue 823</text:p>
          </table:table-cell>
          <table:table-cell table:number-columns-repeated="2" office:value-type="string">
            <text:p>stop measuring, start calculating</text:p>
          </table:table-cell>
          <table:table-cell office:value-type="string">
            <text:p>maxValue 807</text:p>
          </table:table-cell>
          <table:table-cell table:number-columns-repeated="2"/>
        </table:table-row>
        <table:table-row table:style-name="ro2">
          <table:table-cell office:value-type="string">
            <text:p>peak2 - peak1 = 811 - 692 = 119</text:p>
          </table:table-cell>
          <table:table-cell office:value-type="string">
            <text:p>lowThreshold &lt; minValue 189 </text:p>
          </table:table-cell>
          <table:table-cell office:value-type="string">
            <text:p>lowThreshold &lt; minValue 118 </text:p>
          </table:table-cell>
          <table:table-cell office:value-type="string">
            <text:p>peak2 - peak1 = 784 - 691 = 93</text:p>
          </table:table-cell>
          <table:table-cell table:number-columns-repeated="2"/>
        </table:table-row>
        <table:table-row table:style-name="ro1">
          <table:table-cell office:value-type="string">
            <text:p>2*i 670</text:p>
          </table:table-cell>
          <table:table-cell office:value-type="float" office:value="208">
            <text:p>208</text:p>
          </table:table-cell>
          <table:table-cell office:value-type="float" office:value="477">
            <text:p>477</text:p>
          </table:table-cell>
          <table:table-cell office:value-type="string">
            <text:p>2*i 728</text:p>
          </table:table-cell>
          <table:table-cell table:number-columns-repeated="2"/>
        </table:table-row>
        <table:table-row table:style-name="ro2">
          <table:table-cell office:value-type="string">
            <text:p>threshold 789</text:p>
          </table:table-cell>
          <table:table-cell office:value-type="string">
            <text:p>minValue 208</text:p>
          </table:table-cell>
          <table:table-cell office:value-type="string">
            <text:p>stop measuring, start calculating</text:p>
          </table:table-cell>
          <table:table-cell office:value-type="string">
            <text:p>threshold 767</text:p>
          </table:table-cell>
          <table:table-cell table:number-columns-repeated="2"/>
        </table:table-row>
        <table:table-row table:style-name="ro2">
          <table:table-cell office:value-type="string">
            <text:p>lowThreshold 486</text:p>
          </table:table-cell>
          <table:table-cell office:value-type="string">
            <text:p>maxValue 944</text:p>
          </table:table-cell>
          <table:table-cell office:value-type="string">
            <text:p>minValue 462</text:p>
          </table:table-cell>
          <table:table-cell office:value-type="string">
            <text:p>lowThreshold 709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eak2 - peak1 = 904 - 551 = 353</text:p>
          </table:table-cell>
          <table:table-cell office:value-type="string">
            <text:p>maxValue 7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 271</text:p>
          </table:table-cell>
          <table:table-cell office:value-type="string">
            <text:p>peak2 - peak1 = 704 - 687 = 1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top measuring, start calculating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hreshold 895</text:p>
          </table:table-cell>
          <table:table-cell office:value-type="string">
            <text:p>2*i 696</text:p>
          </table:table-cell>
          <table:table-cell office:value-type="float" office:value="0">
            <text:p>0</text:p>
          </table:table-cell>
          <table:table-cell office:value-type="string">
            <text:p>lowThreshold &lt; minValue 188 510</text:p>
          </table:table-cell>
          <table:table-cell office:value-type="string">
            <text:p>treshold &gt; maxValue 718 7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owThreshold 375</text:p>
          </table:table-cell>
          <table:table-cell office:value-type="string">
            <text:p>threshold 713</text:p>
          </table:table-cell>
          <table:table-cell office:value-type="float" office:value="0">
            <text:p>0</text:p>
          </table:table-cell>
          <table:table-cell office:value-type="string">
            <text:p>minValue 510</text:p>
          </table:table-cell>
          <table:table-cell office:value-type="string">
            <text:p>minValue 71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lowThreshold 679</text:p>
          </table:table-cell>
          <table:table-cell office:value-type="float" office:value="0">
            <text:p>0</text:p>
          </table:table-cell>
          <table:table-cell office:value-type="string">
            <text:p>maxValue 944</text:p>
          </table:table-cell>
          <table:table-cell office:value-type="string">
            <text:p>maxValue 71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peak2 - peak1 = 1023 - 689 = 334</text:p>
          </table:table-cell>
          <table:table-cell office:value-type="string">
            <text:p>peak2 - peak1 = 717 - 715 = 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2*i 522</text:p>
          </table:table-cell>
          <table:table-cell office:value-type="string">
            <text:p>2*i 71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threshold 856</text:p>
          </table:table-cell>
          <table:table-cell office:value-type="string">
            <text:p>threshold 716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string">
            <text:p>lowThreshold 516</text:p>
          </table:table-cell>
          <table:table-cell office:value-type="string">
            <text:p>lowThreshold 714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7">
            <text:p>10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4">
            <text:p>124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3">
            <text:p>143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4">
            <text:p>134</text:p>
          </table:table-cell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09">
            <text:p>1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float" office:value="133">
            <text:p>1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float" office:value="179">
            <text:p>1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0">
            <text:p>150</text:p>
          </table:table-cell>
          <table:table-cell office:value-type="float" office:value="249">
            <text:p>2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4">
            <text:p>154</text:p>
          </table:table-cell>
          <table:table-cell office:value-type="float" office:value="251">
            <text:p>2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2">
            <text:p>192</text:p>
          </table:table-cell>
          <table:table-cell office:value-type="float" office:value="256">
            <text:p>2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office:value-type="float" office:value="352">
            <text:p>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  <table:table-cell office:value-type="float" office:value="434">
            <text:p>4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358">
            <text:p>3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6">
            <text:p>206</text:p>
          </table:table-cell>
          <table:table-cell office:value-type="float" office:value="316">
            <text:p>3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1">
            <text:p>201</text:p>
          </table:table-cell>
          <table:table-cell office:value-type="float" office:value="317">
            <text:p>3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25">
            <text:p>225</text:p>
          </table:table-cell>
          <table:table-cell office:value-type="float" office:value="301">
            <text:p>3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9">
            <text:p>229</text:p>
          </table:table-cell>
          <table:table-cell office:value-type="float" office:value="272">
            <text:p>2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1">
            <text:p>221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4">
            <text:p>224</text:p>
          </table:table-cell>
          <table:table-cell office:value-type="float" office:value="247">
            <text:p>2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4">
            <text:p>304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61">
            <text:p>261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8">
            <text:p>288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4">
            <text:p>294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56">
            <text:p>356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97">
            <text:p>297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8">
            <text:p>388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3">
            <text:p>4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10">
            <text:p>61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17">
            <text:p>417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2886">
            <text:p>2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64">
            <text:p>56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109">
            <text:p>2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01">
            <text:p>501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13">
            <text:p>613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213">
            <text:p>2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41">
            <text:p>541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68">
            <text:p>668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286">
            <text:p>2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34">
            <text:p>634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611">
            <text:p>2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92">
            <text:p>892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3221">
            <text:p>3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33">
            <text:p>633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5228">
            <text:p>5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61">
            <text:p>861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3834">
            <text:p>3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0">
            <text:p>75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5024">
            <text:p>5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01">
            <text:p>701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08">
            <text:p>708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76">
            <text:p>676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3966">
            <text:p>3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64">
            <text:p>664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3497">
            <text:p>3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85">
            <text:p>585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3652">
            <text:p>3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66">
            <text:p>766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3548">
            <text:p>3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6">
            <text:p>506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1">
            <text:p>641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45">
            <text:p>545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3587">
            <text:p>3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30">
            <text:p>63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3373">
            <text:p>33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92">
            <text:p>592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3969">
            <text:p>39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13">
            <text:p>613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22">
            <text:p>522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3425">
            <text:p>34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49">
            <text:p>649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3219">
            <text:p>3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29">
            <text:p>529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3495">
            <text:p>34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60">
            <text:p>560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7">
            <text:p>527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3248">
            <text:p>3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67">
            <text:p>567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3114">
            <text:p>31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91">
            <text:p>491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3263">
            <text:p>3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8">
            <text:p>588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3065">
            <text:p>30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13">
            <text:p>513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03">
            <text:p>703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921">
            <text:p>2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12">
            <text:p>412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18">
            <text:p>518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13">
            <text:p>513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3074">
            <text:p>3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94">
            <text:p>594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45">
            <text:p>445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3536">
            <text:p>3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36">
            <text:p>536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68">
            <text:p>468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20">
            <text:p>62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94">
            <text:p>394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94">
            <text:p>494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2798">
            <text:p>27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5">
            <text:p>43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2872">
            <text:p>28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7">
            <text:p>577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2749">
            <text:p>2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89">
            <text:p>389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3188">
            <text:p>3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90">
            <text:p>29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267">
            <text:p>2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46">
            <text:p>546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2919">
            <text:p>2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83">
            <text:p>883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52">
            <text:p>252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46">
            <text:p>446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734">
            <text:p>27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25">
            <text:p>325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32">
            <text:p>532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3296">
            <text:p>3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82">
            <text:p>382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4360">
            <text:p>43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7">
            <text:p>487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9">
            <text:p>409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264">
            <text:p>2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83">
            <text:p>583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2711">
            <text:p>2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91">
            <text:p>291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608">
            <text:p>2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429">
            <text:p>4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402">
            <text:p>402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2489">
            <text:p>2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536">
            <text:p>536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465">
            <text:p>2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366">
            <text:p>366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2925">
            <text:p>29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370">
            <text:p>370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671">
            <text:p>1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466">
            <text:p>466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2377">
            <text:p>23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660">
            <text:p>660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2552">
            <text:p>2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251">
            <text:p>251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451">
            <text:p>451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346">
            <text:p>346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323">
            <text:p>323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464">
            <text:p>3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403">
            <text:p>403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350">
            <text:p>350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2206">
            <text:p>2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613">
            <text:p>613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322">
            <text:p>322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2438">
            <text:p>2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462">
            <text:p>462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12">
            <text:p>312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457">
            <text:p>457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330">
            <text:p>33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2919">
            <text:p>2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21">
            <text:p>121</text:p>
          </table:table-cell>
          <table:table-cell office:value-type="float" office:value="546">
            <text:p>546</text:p>
          </table:table-cell>
          <table:table-cell office:value-type="float" office:value="2">
            <text:p>2</text:p>
          </table:table-cell>
          <table:table-cell office:value-type="float" office:value="1367">
            <text:p>1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572">
            <text:p>572</text:p>
          </table:table-cell>
          <table:table-cell office:value-type="float" office:value="592">
            <text:p>592</text:p>
          </table:table-cell>
          <table:table-cell office:value-type="float" office:value="2">
            <text:p>2</text:p>
          </table:table-cell>
          <table:table-cell office:value-type="float" office:value="2134">
            <text:p>21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793">
            <text:p>793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44">
            <text:p>144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2461">
            <text:p>2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359">
            <text:p>359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1762">
            <text:p>17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307">
            <text:p>307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498">
            <text:p>498</text:p>
          </table:table-cell>
          <table:table-cell office:value-type="float" office:value="1016">
            <text:p>1016</text:p>
          </table:table-cell>
          <table:table-cell office:value-type="float" office:value="2">
            <text:p>2</text:p>
          </table:table-cell>
          <table:table-cell office:value-type="float" office:value="3341">
            <text:p>3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75">
            <text:p>275</text:p>
          </table:table-cell>
          <table:table-cell office:value-type="float" office:value="1076">
            <text:p>1076</text:p>
          </table:table-cell>
          <table:table-cell office:value-type="float" office:value="1">
            <text:p>1</text:p>
          </table:table-cell>
          <table:table-cell office:value-type="float" office:value="4082">
            <text:p>40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02">
            <text:p>302</text:p>
          </table:table-cell>
          <table:table-cell office:value-type="float" office:value="1339">
            <text:p>1339</text:p>
          </table:table-cell>
          <table:table-cell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441">
            <text:p>441</text:p>
          </table:table-cell>
          <table:table-cell office:value-type="float" office:value="1622">
            <text:p>1622</text:p>
          </table:table-cell>
          <table:table-cell office:value-type="float" office:value="44">
            <text:p>44</text:p>
          </table:table-cell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539">
            <text:p>539</text:p>
          </table:table-cell>
          <table:table-cell office:value-type="float" office:value="2446">
            <text:p>2446</text:p>
          </table:table-cell>
          <table:table-cell office:value-type="float" office:value="613">
            <text:p>613</text:p>
          </table:table-cell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220">
            <text:p>220</text:p>
          </table:table-cell>
          <table:table-cell office:value-type="float" office:value="2531">
            <text:p>2531</text:p>
          </table:table-cell>
          <table:table-cell office:value-type="float" office:value="1218">
            <text:p>1218</text:p>
          </table:table-cell>
          <table:table-cell office:value-type="float" office:value="2427">
            <text:p>2427</text:p>
          </table:table-cell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348">
            <text:p>348</text:p>
          </table:table-cell>
          <table:table-cell office:value-type="float" office:value="2836">
            <text:p>2836</text:p>
          </table:table-cell>
          <table:table-cell office:value-type="float" office:value="2000">
            <text:p>2000</text:p>
          </table:table-cell>
          <table:table-cell office:value-type="float" office:value="1705">
            <text:p>170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55">
            <text:p>355</text:p>
          </table:table-cell>
          <table:table-cell office:value-type="float" office:value="4450">
            <text:p>4450</text:p>
          </table:table-cell>
          <table:table-cell office:value-type="float" office:value="1873">
            <text:p>1873</text:p>
          </table:table-cell>
          <table:table-cell office:value-type="float" office:value="1429">
            <text:p>1429</text:p>
          </table:table-cell>
          <table:table-cell office:value-type="float" office:value="4953">
            <text:p>4953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59">
            <text:p>459</text:p>
          </table:table-cell>
          <table:table-cell office:value-type="float" office:value="6517">
            <text:p>6517</text:p>
          </table:table-cell>
          <table:table-cell office:value-type="float" office:value="1391">
            <text:p>1391</text:p>
          </table:table-cell>
          <table:table-cell office:value-type="float" office:value="2466">
            <text:p>2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324">
            <text:p>324</text:p>
          </table:table-cell>
          <table:table-cell office:value-type="float" office:value="8070">
            <text:p>8070</text:p>
          </table:table-cell>
          <table:table-cell office:value-type="float" office:value="826">
            <text:p>826</text:p>
          </table:table-cell>
          <table:table-cell office:value-type="float" office:value="2974">
            <text:p>2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44">
            <text:p>144</text:p>
          </table:table-cell>
          <table:table-cell office:value-type="float" office:value="6859">
            <text:p>6859</text:p>
          </table:table-cell>
          <table:table-cell office:value-type="float" office:value="676">
            <text:p>676</text:p>
          </table:table-cell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579">
            <text:p>579</text:p>
          </table:table-cell>
          <table:table-cell office:value-type="float" office:value="8856">
            <text:p>8856</text:p>
          </table:table-cell>
          <table:table-cell office:value-type="float" office:value="601">
            <text:p>601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698">
            <text:p>698</text:p>
          </table:table-cell>
          <table:table-cell office:value-type="float" office:value="10000">
            <text:p>10000</text:p>
          </table:table-cell>
          <table:table-cell office:value-type="float" office:value="619">
            <text:p>619</text:p>
          </table:table-cell>
          <table:table-cell office:value-type="float" office:value="1852">
            <text:p>18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23">
            <text:p>123</text:p>
          </table:table-cell>
          <table:table-cell office:value-type="float" office:value="8623">
            <text:p>8623</text:p>
          </table:table-cell>
          <table:table-cell office:value-type="float" office:value="566">
            <text:p>566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276">
            <text:p>276</text:p>
          </table:table-cell>
          <table:table-cell office:value-type="float" office:value="5645">
            <text:p>5645</text:p>
          </table:table-cell>
          <table:table-cell office:value-type="float" office:value="467">
            <text:p>467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359">
            <text:p>359</text:p>
          </table:table-cell>
          <table:table-cell office:value-type="float" office:value="2817">
            <text:p>2817</text:p>
          </table:table-cell>
          <table:table-cell office:value-type="float" office:value="547">
            <text:p>547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444">
            <text:p>444</text:p>
          </table:table-cell>
          <table:table-cell office:value-type="float" office:value="2226">
            <text:p>2226</text:p>
          </table:table-cell>
          <table:table-cell office:value-type="float" office:value="415">
            <text:p>415</text:p>
          </table:table-cell>
          <table:table-cell office:value-type="float" office:value="2850">
            <text:p>28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316">
            <text:p>316</text:p>
          </table:table-cell>
          <table:table-cell office:value-type="float" office:value="1574">
            <text:p>1574</text:p>
          </table:table-cell>
          <table:table-cell office:value-type="float" office:value="440">
            <text:p>440</text:p>
          </table:table-cell>
          <table:table-cell office:value-type="float" office:value="3736">
            <text:p>3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16">
            <text:p>216</text:p>
          </table:table-cell>
          <table:table-cell office:value-type="float" office:value="1084">
            <text:p>1084</text:p>
          </table:table-cell>
          <table:table-cell office:value-type="float" office:value="446">
            <text:p>446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77">
            <text:p>477</text:p>
          </table:table-cell>
          <table:table-cell office:value-type="float" office:value="840">
            <text:p>840</text:p>
          </table:table-cell>
          <table:table-cell office:value-type="float" office:value="594">
            <text:p>594</text:p>
          </table:table-cell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577">
            <text:p>577</text:p>
          </table:table-cell>
          <table:table-cell office:value-type="float" office:value="562">
            <text:p>562</text:p>
          </table:table-cell>
          <table:table-cell office:value-type="float" office:value="610">
            <text:p>610</text:p>
          </table:table-cell>
          <table:table-cell office:value-type="float" office:value="1842">
            <text:p>18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168">
            <text:p>168</text:p>
          </table:table-cell>
          <table:table-cell office:value-type="float" office:value="345">
            <text:p>345</text:p>
          </table:table-cell>
          <table:table-cell office:value-type="float" office:value="798">
            <text:p>798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289">
            <text:p>289</text:p>
          </table:table-cell>
          <table:table-cell office:value-type="float" office:value="402">
            <text:p>402</text:p>
          </table:table-cell>
          <table:table-cell office:value-type="float" office:value="744">
            <text:p>74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2532">
            <text:p>2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149">
            <text:p>31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55">
            <text:p>455</text:p>
          </table:table-cell>
          <table:table-cell table:number-columns-repeated="2" office:value-type="float" office:value="0">
            <text:p>0</text:p>
          </table:table-cell>
          <table:table-cell office:value-type="float" office:value="6033">
            <text:p>60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">
            <text:p>0</text:p>
          </table:table-cell>
          <table:table-cell office:value-type="float" office:value="5768">
            <text:p>5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25">
            <text:p>425</text:p>
          </table:table-cell>
          <table:table-cell table:number-columns-repeated="2"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6">
            <text:p>606</text:p>
          </table:table-cell>
          <table:table-cell table:number-columns-repeated="2" office:value-type="float" office:value="0">
            <text:p>0</text:p>
          </table:table-cell>
          <table:table-cell office:value-type="float" office:value="2669">
            <text:p>2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53">
            <text:p>2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2263">
            <text:p>2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62">
            <text:p>362</text:p>
          </table:table-cell>
          <table:table-cell table:number-columns-repeated="2" office:value-type="float" office:value="0">
            <text:p>0</text:p>
          </table:table-cell>
          <table:table-cell office:value-type="float" office:value="1273">
            <text:p>1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9">
            <text:p>429</text:p>
          </table:table-cell>
          <table:table-cell table:number-columns-repeated="2" office:value-type="float" office:value="0">
            <text:p>0</text:p>
          </table:table-cell>
          <table:table-cell office:value-type="float" office:value="3905">
            <text:p>39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2671">
            <text:p>2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297">
            <text:p>2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37">
            <text:p>1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3">
            <text:p>763</text:p>
          </table:table-cell>
          <table:table-cell table:number-columns-repeated="2" office:value-type="float" office:value="0">
            <text:p>0</text:p>
          </table:table-cell>
          <table:table-cell office:value-type="float" office:value="3466">
            <text:p>3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530">
            <text:p>2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2693">
            <text:p>26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table:number-columns-repeated="2" office:value-type="float" office:value="0">
            <text:p>0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table:number-columns-repeated="2" office:value-type="float" office:value="0">
            <text:p>0</text:p>
          </table:table-cell>
          <table:table-cell office:value-type="float" office:value="4632">
            <text:p>46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222">
            <text:p>1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number-columns-repeated="2"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table:number-columns-repeated="2"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table:number-columns-repeated="2"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  <table:table-cell table:number-columns-repeated="2"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table:number-columns-repeated="2" office:value-type="float" office:value="0">
            <text:p>0</text:p>
          </table:table-cell>
          <table:table-cell office:value-type="float" office:value="1848">
            <text:p>18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table:number-columns-repeated="2"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table:number-columns-repeated="2"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table:number-columns-repeated="2"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>
            <text:p>0</text:p>
          </table:table-cell>
        </table:table-row>
        <table:table-row table:style-name="ro1" table:number-rows-repeated="10480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lovic </meta:initial-creator>
    <meta:creation-date>2013-05-21T11:45:44</meta:creation-date>
    <dc:date>2013-05-21T14:13:47</dc:date>
    <dc:creator>orlovic </dc:creator>
    <meta:editing-duration>PT41M58S</meta:editing-duration>
    <meta:editing-cycles>1</meta:editing-cycles>
    <meta:document-statistic meta:table-count="3" meta:cell-count="3139" meta:object-count="6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455cm" svg:y="3.208cm" style:legend-expansion="high" chart:style-name="ch2"/>
        <chart:plot-area chart:style-name="ch3" table:cell-range-address="Sheet1.A1:Sheet1.A521" chart:data-source-has-labels="row" svg:x="1.429cm" svg:y="0.616cm" svg:width="9.254cm" svg:height="7.543cm">
          <chartooo:coordinate-region svg:x="2.421cm" svg:y="0.816cm" svg:width="8.109cm" svg:height="6.2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0:Sheet1.A521" chart:label-cell-address="Sheet1.A1:Sheet1.A9" chart:class="chart:bar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p measuring, start calculating minValue 303 maxValue 823 peak2 - peak1 = 811 - 692 = 119 2*i 670 threshold 789 lowThreshold 486 0 0</text:p>
                <text:list>
                  <text:list-item>
                    <text:p>stop measuring, start calculating</text:p>
                  </text:list-item>
                  <text:list-item>
                    <text:p>minValue 303</text:p>
                  </text:list-item>
                  <text:list-item>
                    <text:p>maxValue 823</text:p>
                  </text:list-item>
                  <text:list-item>
                    <text:p>peak2 - peak1 = 811 - 692 = 119</text:p>
                  </text:list-item>
                  <text:list-item>
                    <text:p>2*i 670</text:p>
                  </text:list-item>
                  <text:list-item>
                    <text:p>threshold 789</text:p>
                  </text:list-item>
                  <text:list-item>
                    <text:p>lowThreshold 486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</text:list>
                <draw:g>
                  <svg:desc>Sheet1.A1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:Sheet1.A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1cm" svg:height="9.006cm" xlink:href=".." xlink:type="simple" chart:class="chart:bar" chart:style-name="ch1">
        <chart:legend chart:legend-position="end" svg:x="10.585cm" svg:y="3.807cm" style:legend-expansion="high" chart:style-name="ch2"/>
        <chart:plot-area chart:style-name="ch3" table:cell-range-address="Sheet1.B1:Sheet1.B523" chart:data-source-has-labels="row" svg:x="0.766cm" svg:y="0.752cm" svg:width="9.231cm" svg:height="7.547cm">
          <chartooo:coordinate-region svg:x="1.758cm" svg:y="0.952cm" svg:width="8.196cm" svg:height="6.3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523" chart:label-cell-address="Sheet1.B1:Sheet1.B4" chart:class="chart:bar">
            <chart:data-point chart:repeated="5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recording state stop measuring, start calculating lowThreshold &lt; minValue 189 </text:p>
                <text:list>
                  <text:list-item>
                    <text:p>start</text:p>
                  </text:list-item>
                  <text:list-item>
                    <text:p>recording state</text:p>
                  </text:list-item>
                  <text:list-item>
                    <text:p>stop measuring, start calculating</text:p>
                  </text:list-item>
                  <text:list-item>
                    <text:p>lowThreshold &lt; minValue 189 </text:p>
                  </text:list-item>
                </text:list>
                <draw:g>
                  <svg:desc>Sheet1.B1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">
                <text:p>208</text:p>
                <draw:g>
                  <svg:desc>Sheet1.B5:Sheet1.B5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0.613cm" svg:y="3.807cm" style:legend-expansion="high" chart:style-name="ch2"/>
        <chart:plot-area chart:style-name="ch3" table:cell-range-address="Sheet1.C1:Sheet1.C524" chart:data-source-has-labels="row" svg:x="0.769cm" svg:y="0.855cm" svg:width="9.206cm" svg:height="7.551cm">
          <chartooo:coordinate-region svg:x="1.946cm" svg:y="1.055cm" svg:width="8.029cm" svg:height="6.3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524" chart:label-cell-address="Sheet1.C1:Sheet1.C4" chart:class="chart:bar">
            <chart:data-point chart:repeated="5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recording state stop measuring, start calculating lowThreshold &lt; minValue 118 </text:p>
                <text:list>
                  <text:list-item>
                    <text:p>start</text:p>
                  </text:list-item>
                  <text:list-item>
                    <text:p>recording state</text:p>
                  </text:list-item>
                  <text:list-item>
                    <text:p>stop measuring, start calculating</text:p>
                  </text:list-item>
                  <text:list-item>
                    <text:p>lowThreshold &lt; minValue 118 </text:p>
                  </text:list-item>
                </text:list>
                <draw:g>
                  <svg:desc>Sheet1.C1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7">
                <text:p>477</text:p>
                <draw:g>
                  <svg:desc>Sheet1.C5:Sheet1.C5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1.063cm" svg:y="4.005cm" style:legend-expansion="high" chart:style-name="ch2"/>
        <chart:plot-area chart:style-name="ch3" table:cell-range-address="Sheet1.D6:Sheet1.D525" chart:data-source-has-labels="row" svg:x="0.769cm" svg:y="0.855cm" svg:width="9.656cm" svg:height="7.551cm">
          <chartooo:coordinate-region svg:x="1.761cm" svg:y="1.055cm" svg:width="8.516cm" svg:height="6.3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4:Sheet1.D525" chart:label-cell-address="Sheet1.D6:Sheet1.D13" chart:class="chart:bar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767 lowThreshold 709 0 0 0 0 0 0</text:p>
                <text:list>
                  <text:list-item>
                    <text:p>threshold 767</text:p>
                  </text:list-item>
                  <text:list-item>
                    <text:p>lowThreshold 709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  <text:list-item>
                    <text:p>0</text:p>
                  </text:list-item>
                </text:list>
                <draw:g>
                  <svg:desc>Sheet1.D6:Sheet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4:Sheet1.D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13cm" svg:height="8.268cm" xlink:href=".." xlink:type="simple" chart:class="chart:bar" chart:style-name="ch1">
        <chart:legend chart:legend-position="end" svg:x="8.783cm" svg:y="2.445cm" style:legend-expansion="high" chart:style-name="ch2"/>
        <chart:plot-area chart:style-name="ch3" table:cell-range-address="Sheet1.E9:Sheet1.E528" chart:data-source-has-labels="row" svg:x="-0.013cm" svg:y="0.501cm" svg:width="8.284cm" svg:height="7.032cm">
          <chartooo:coordinate-region svg:x="1.164cm" svg:y="0.7cm" svg:width="6.908cm" svg:height="5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7:Sheet1.E528" chart:label-cell-address="Sheet1.E9:Sheet1.E16" chart:class="chart:bar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p measuring, start calculating lowThreshold &lt; minValue 188 510 minValue 510 maxValue 944 peak2 - peak1 = 1023 - 689 = 334 2*i 522 threshold 856 lowThreshold 516</text:p>
                <text:list>
                  <text:list-item>
                    <text:p>stop measuring, start calculating</text:p>
                  </text:list-item>
                  <text:list-item>
                    <text:p>lowThreshold &lt; minValue 188 510</text:p>
                  </text:list-item>
                  <text:list-item>
                    <text:p>minValue 510</text:p>
                  </text:list-item>
                  <text:list-item>
                    <text:p>maxValue 944</text:p>
                  </text:list-item>
                  <text:list-item>
                    <text:p>peak2 - peak1 = 1023 - 689 = 334</text:p>
                  </text:list-item>
                  <text:list-item>
                    <text:p>2*i 522</text:p>
                  </text:list-item>
                  <text:list-item>
                    <text:p>threshold 856</text:p>
                  </text:list-item>
                  <text:list-item>
                    <text:p>lowThreshold 516</text:p>
                  </text:list-item>
                </text:list>
                <draw:g>
                  <svg:desc>Sheet1.E9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7:Sheet1.E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0.692cm" svg:y="3.013cm" style:legend-expansion="high" chart:style-name="ch2"/>
        <chart:plot-area chart:style-name="ch3" table:cell-range-address="Sheet1.F9:Sheet1.F528" chart:data-source-has-labels="row" svg:x="0.769cm" svg:y="0.855cm" svg:width="9.285cm" svg:height="7.551cm">
          <chartooo:coordinate-region svg:x="1.946cm" svg:y="1.055cm" svg:width="8.012cm" svg:height="6.3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7:Sheet1.F528" chart:label-cell-address="Sheet1.F9:Sheet1.F16" chart:class="chart:bar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p measuring, start calculating treshold &gt; maxValue 718 717 minValue 712 maxValue 717 peak2 - peak1 = 717 - 715 = 2 2*i 716 threshold 716 lowThreshold 714</text:p>
                <text:list>
                  <text:list-item>
                    <text:p>stop measuring, start calculating</text:p>
                  </text:list-item>
                  <text:list-item>
                    <text:p>treshold &gt; maxValue 718 717</text:p>
                  </text:list-item>
                  <text:list-item>
                    <text:p>minValue 712</text:p>
                  </text:list-item>
                  <text:list-item>
                    <text:p>maxValue 717</text:p>
                  </text:list-item>
                  <text:list-item>
                    <text:p>peak2 - peak1 = 717 - 715 = 2</text:p>
                  </text:list-item>
                  <text:list-item>
                    <text:p>2*i 716</text:p>
                  </text:list-item>
                  <text:list-item>
                    <text:p>threshold 716</text:p>
                  </text:list-item>
                  <text:list-item>
                    <text:p>lowThreshold 714</text:p>
                  </text:list-item>
                </text:list>
                <draw:g>
                  <svg:desc>Sheet1.F9:Sheet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7:Sheet1.F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